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7T18:57:30.950541652</meta:creation-date>
    <dc:date>2025-08-07T18:57:54.531561022</dc:date>
    <meta:editing-duration>PT24S</meta:editing-duration>
    <meta:editing-cycles>1</meta:editing-cycles>
    <meta:generator>LibreOffice/25.2.5.2$Linux_X86_64 LibreOffice_project/52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